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4cm" fo:margin-left="-0.016cm" fo:margin-right="0cm" table:align="margins"/>
    </style:style>
    <style:style style:name="Table1.A" style:family="table-column">
      <style:table-column-properties style:column-width="17.01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7.014cm" fo:margin-left="-0.016cm" fo:margin-right="0cm" table:align="margins"/>
    </style:style>
    <style:style style:name="Table2.A" style:family="table-column">
      <style:table-column-properties style:column-width="17.014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4" style:family="table">
      <style:table-properties style:width="17.014cm" fo:margin-left="-0.016cm" fo:margin-right="0cm" table:align="margins"/>
    </style:style>
    <style:style style:name="Table4.A" style:family="table-column">
      <style:table-column-properties style:column-width="17.014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3" style:family="table">
      <style:table-properties style:width="16.962cm" fo:margin-left="0.037cm" fo:margin-right="0cm" table:align="margins"/>
    </style:style>
    <style:style style:name="Table3.A" style:family="table-column">
      <style:table-column-properties style:column-width="16.962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rebuchet MS" fo:language="nl" fo:country="NL" style:language-asian="zxx" style:country-asian="none" style:language-complex="zxx" style:country-complex="none"/>
    </style:style>
    <style:style style:name="P2" style:family="paragraph" style:parent-style-name="Table_20_Contents">
      <style:text-properties style:font-name="Trebuchet MS" fo:language="nl" fo:country="NL" fo:font-weight="normal" style:language-asian="zxx" style:country-asian="none" style:font-weight-asian="normal" style:language-complex="zxx" style:country-complex="none" style:font-weight-complex="normal"/>
    </style:style>
    <style:style style:name="P3" style:family="paragraph" style:parent-style-name="Table_20_Contents">
      <style:text-properties style:font-name="Trebuchet MS" fo:font-size="12pt" fo:language="nl" fo:country="NL" style:font-size-asian="12pt" style:language-asian="zxx" style:country-asian="none" style:font-size-complex="12pt" style:language-complex="zxx" style:country-complex="none"/>
    </style:style>
    <style:style style:name="P4" style:family="paragraph" style:parent-style-name="Standard">
      <style:text-properties style:font-name="Trebuchet MS"/>
    </style:style>
    <style:style style:name="P5" style:family="paragraph" style:parent-style-name="Standard">
      <style:text-properties style:font-name="Trebuchet MS" fo:language="nl" fo:country="NL" style:language-asian="zxx" style:country-asian="none" style:language-complex="zxx" style:country-complex="none"/>
    </style:style>
    <style:style style:name="P6" style:family="paragraph" style:parent-style-name="Text_20_body">
      <style:text-properties style:font-name="Trebuchet MS" fo:language="nl" fo:country="NL" style:language-asian="zxx" style:country-asian="none" style:language-complex="zxx" style:country-complex="none"/>
    </style:style>
    <style:style style:name="P7" style:family="paragraph" style:parent-style-name="Text_20_body" style:list-style-name="L2">
      <style:text-properties style:font-name="Trebuchet MS" fo:language="nl" fo:country="NL" style:language-asian="zxx" style:country-asian="none" style:language-complex="zxx" style:country-complex="none"/>
    </style:style>
    <style:style style:name="P8" style:family="paragraph" style:parent-style-name="Text_20_body" style:list-style-name="L3">
      <style:text-properties style:font-name="Trebuchet MS" fo:language="nl" fo:country="NL" style:language-asian="zxx" style:country-asian="none" style:language-complex="zxx" style:country-complex="none"/>
    </style:style>
    <style:style style:name="P9" style:family="paragraph" style:parent-style-name="Text_20_body" style:list-style-name="L4">
      <style:text-properties style:font-name="Trebuchet MS" fo:language="nl" fo:country="NL" style:language-asian="zxx" style:country-asian="none" style:language-complex="zxx" style:country-complex="none"/>
    </style:style>
    <style:style style:name="P10" style:family="paragraph" style:parent-style-name="Text_20_body">
      <style:text-properties style:font-name="Trebuchet MS" fo:font-size="12pt" fo:language="nl" fo:country="NL" style:font-size-asian="12pt" style:language-asian="zxx" style:country-asian="none" style:font-size-complex="12pt" style:language-complex="zxx" style:country-complex="none"/>
    </style:style>
    <style:style style:name="P11" style:family="paragraph" style:parent-style-name="Text_20_body" style:list-style-name="L1">
      <style:text-properties style:font-name="Trebuchet MS" fo:font-size="12pt" fo:language="nl" fo:country="NL" style:font-size-asian="12pt" style:language-asian="zxx" style:country-asian="none" style:font-size-complex="12pt" style:language-complex="zxx" style:country-complex="none"/>
    </style:style>
    <style:style style:name="T1"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 style:family="text">
      <style:text-properties fo:color="#000000" style:text-outline="false" style:text-line-through-style="none"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 Case Beschrijvingen MijnDierenWinkel </text:p>
      <text:p text:style-name="P6"/>
      <table:table table:name="Table1" table:style-name="Table1">
        <table:table-column table:style-name="Table1.A"/>
        <table:table-row>
          <table:table-cell table:style-name="Table1.A1" office:value-type="string">
            <text:p text:style-name="P3">Naam Use case: <text:s/>Zoeken met de Zoekbalk</text:p>
          </table:table-cell>
        </table:table-row>
        <table:table-row>
          <table:table-cell table:style-name="Table1.A2" office:value-type="string">
            <text:p text:style-name="P3">ID: UC 06 </text:p>
          </table:table-cell>
        </table:table-row>
        <table:table-row>
          <table:table-cell table:style-name="Table1.A2" office:value-type="string">
            <text:p text:style-name="P3">Samenvatting: De Actor zoekt een of meerdere producten met de zoekbalk en krijgt resultaten terug</text:p>
          </table:table-cell>
        </table:table-row>
        <table:table-row>
          <table:table-cell table:style-name="Table1.A2" office:value-type="string">
            <text:p text:style-name="P3">Requirement: 06 <text:span text:style-name="T3">Als gebruiker wil ik zoeken met een zoekbalk om zo direct de producten te vinden die ik nodig heb.</text:span> </text:p>
          </table:table-cell>
        </table:table-row>
        <table:table-row>
          <table:table-cell table:style-name="Table1.A2" office:value-type="string">
            <text:p text:style-name="P3">Primaire Actoren: Bezoeker/Klant</text:p>
          </table:table-cell>
        </table:table-row>
        <table:table-row>
          <table:table-cell table:style-name="Table1.A2" office:value-type="string">
            <text:p text:style-name="P3">Secundaire Actoren: N.V.T</text:p>
          </table:table-cell>
        </table:table-row>
        <table:table-row>
          <table:table-cell table:style-name="Table1.A2" office:value-type="string">
            <text:p text:style-name="P3">Precondities: De Actor heeft de webapplicatie opgestart in zijn webbrowser</text:p>
          </table:table-cell>
        </table:table-row>
        <table:table-row>
          <table:table-cell table:style-name="Table1.A2" office:value-type="string">
            <text:p text:style-name="P3">Postconditie: De Actor krijgt product(en) te zien.</text:p>
            <text:p text:style-name="P3"/>
            <text:p text:style-name="P3">Success 1: </text:p>
            <text:p text:style-name="P3">De Actor krijgt een lijst met product(en) te zien</text:p>
            <text:p text:style-name="P3"/>
            <text:p text:style-name="P3">Failure 1:</text:p>
            <text:p text:style-name="P3"><text:s/>De Actor krijgt geen zoekresultaten terug</text:p>
            <text:p text:style-name="P3"/>
          </table:table-cell>
        </table:table-row>
        <table:table-row>
          <table:table-cell table:style-name="Table1.A2" office:value-type="string">
            <text:p text:style-name="P10">Main Flow:</text:p>
            <text:list xml:id="list2465907647499697250" text:style-name="L1">
              <text:list-item>
                <text:p text:style-name="P11">Actor klikt op de zoekbalk van de website</text:p>
              </text:list-item>
              <text:list-item>
                <text:p text:style-name="P11">Actor vult een of meerdere woorden in waarop hij wilt zoeken</text:p>
              </text:list-item>
              <text:list-item>
                <text:p text:style-name="P11">Actor kiest een categorie om op te zoeken (Optioneel)</text:p>
              </text:list-item>
              <text:list-item>
                <text:p text:style-name="P11">Actor drukt op de knop zoeken</text:p>
              </text:list-item>
              <text:list-item>
                <text:p text:style-name="P11">Use Case Eindigt : (Postconditie: Succes 1)</text:p>
              </text:list-item>
            </text:list>
          </table:table-cell>
        </table:table-row>
        <table:table-row>
          <table:table-cell table:style-name="Table1.A2" office:value-type="string">
            <text:p text:style-name="P10">Alternatieve Flows: </text:p>
            <text:p text:style-name="P10">Actor zoekt een product wat niet bestaat en krijgt geen resultaten te zien Na MF 3 (Failure 1)</text:p>
            <text:p text:style-name="P10">Annuleren(Overal)</text:p>
            <text:p text:style-name="P10">Use Case eindigt (Overal)</text:p>
          </table:table-cell>
        </table:table-row>
      </table:table>
      <text:p text:style-name="P6"/>
      <text:p text:style-name="P6"/>
      <text:p text:style-name="P6"/>
      <table:table table:name="Table2" table:style-name="Table2">
        <table:table-column table:style-name="Table2.A"/>
        <table:table-row>
          <table:table-cell table:style-name="Table2.A1" office:value-type="string">
            <text:p text:style-name="P1">Naam Use case: <text:s/>Bekijken klantgegevens</text:p>
          </table:table-cell>
        </table:table-row>
        <table:table-row>
          <table:table-cell table:style-name="Table2.A2" office:value-type="string">
            <text:p text:style-name="P1">ID: UC 11</text:p>
          </table:table-cell>
        </table:table-row>
        <table:table-row>
          <table:table-cell table:style-name="Table2.A2" office:value-type="string">
            <text:p text:style-name="P1">Samenvatting: <text:span text:style-name="T2">De Beheerder bezoekt de pagina klantgegevens en krijgt een lijst met klantgegevens te zien</text:span></text:p>
          </table:table-cell>
        </table:table-row>
        <table:table-row>
          <table:table-cell table:style-name="Table2.A2" office:value-type="string">
            <text:p text:style-name="P1">Requirement: 11. <text:span text:style-name="T2">Als beheerder wil ik klantgegevens kunnen zien.</text:span></text:p>
          </table:table-cell>
        </table:table-row>
        <table:table-row>
          <table:table-cell table:style-name="Table2.A2" office:value-type="string">
            <text:p text:style-name="P1">Primaire Actoren: Beheerder</text:p>
          </table:table-cell>
        </table:table-row>
        <text:soft-page-break/>
        <table:table-row>
          <table:table-cell table:style-name="Table2.A2" office:value-type="string">
            <text:p text:style-name="P1">Secundaire Actoren: N.V.T</text:p>
          </table:table-cell>
        </table:table-row>
        <table:table-row>
          <table:table-cell table:style-name="Table2.A2" office:value-type="string">
            <text:p text:style-name="P1">Precondities: De Beheerder is ingelogd als een Beheerder</text:p>
          </table:table-cell>
        </table:table-row>
        <table:table-row>
          <table:table-cell table:style-name="Table2.A2" office:value-type="string">
            <text:p text:style-name="P1">Postconditie: De webpagina laadt een lijst met alle klanten en hun gegevens</text:p>
            <text:p text:style-name="P1"/>
            <text:p text:style-name="P1">Success 1: De webpagina laat alle klanten en hun gegevens Zien</text:p>
            <text:p text:style-name="P1"/>
            <text:p text:style-name="P1"/>
            <text:p text:style-name="P1">Failure 1: De webpagina laadt geen klanten en/of geen klantgegevens zien</text:p>
            <text:p text:style-name="P1"/>
          </table:table-cell>
        </table:table-row>
        <table:table-row>
          <table:table-cell table:style-name="Table2.A2" office:value-type="string">
            <text:p text:style-name="P6">Main Flow: </text:p>
            <text:list xml:id="list1725628996178946497" text:style-name="L2">
              <text:list-item>
                <text:p text:style-name="P7">De Actor drukt op de knop/tabblad Klantgegevens</text:p>
              </text:list-item>
              <text:list-item>
                <text:p text:style-name="P7">De Webpagina laat een lijst met klantgegevens zien</text:p>
              </text:list-item>
              <text:list-item>
                <text:p text:style-name="P7">Use Case Eindigt : (Postconditie: Succes 1)</text:p>
              </text:list-item>
            </text:list>
          </table:table-cell>
        </table:table-row>
        <table:table-row>
          <table:table-cell table:style-name="Table2.A2" office:value-type="string">
            <text:p text:style-name="P6">Alternatieve Flows: </text:p>
            <text:p text:style-name="P6">Actor drukt op de knop en krijgt geen resultaten te zien Na MF 1 (Failure 1)</text:p>
            <text:p text:style-name="P6">Annuleren(Overal)</text:p>
            <text:p text:style-name="P6">Use Case eindigt (Overal)</text:p>
          </table:table-cell>
        </table:table-row>
      </table:table>
      <text:p text:style-name="P6"/>
      <text:p text:style-name="P6"/>
      <table:table table:name="Table4" table:style-name="Table4">
        <table:table-column table:style-name="Table4.A"/>
        <table:table-row>
          <table:table-cell table:style-name="Table4.A1" office:value-type="string">
            <text:p text:style-name="P1">Naam Use case: <text:s/>Veranderen Status Bestelling</text:p>
          </table:table-cell>
        </table:table-row>
        <table:table-row>
          <table:table-cell table:style-name="Table4.A2" office:value-type="string">
            <text:p text:style-name="P1">ID: UC 14 </text:p>
          </table:table-cell>
        </table:table-row>
        <table:table-row>
          <table:table-cell table:style-name="Table4.A2" office:value-type="string">
            <text:p text:style-name="P1">Samenvatting: <text:span text:style-name="T2">Actor selecteert een bestelling en veranderd de status van een bestelling</text:span></text:p>
          </table:table-cell>
        </table:table-row>
        <table:table-row>
          <table:table-cell table:style-name="Table4.A2" office:value-type="string">
            <text:p text:style-name="P1">Requirement: <text:s/><text:span text:style-name="T2">Als beheerder wil ik de status van een bestelling kunnen veranderen naar betaald als het geld van de bestelling is ontvangen om zo duidelijk te maken dat de overdracht is gelukt.</text:span></text:p>
          </table:table-cell>
        </table:table-row>
        <table:table-row>
          <table:table-cell table:style-name="Table4.A2" office:value-type="string">
            <text:p text:style-name="P1">Primaire Actoren: Beheerder</text:p>
          </table:table-cell>
        </table:table-row>
        <table:table-row>
          <table:table-cell table:style-name="Table4.A2" office:value-type="string">
            <text:p text:style-name="P1">Secundaire Actoren: N.V.T</text:p>
          </table:table-cell>
        </table:table-row>
        <table:table-row>
          <table:table-cell table:style-name="Table4.A2" office:value-type="string">
            <text:p text:style-name="P1">Precondities: De Actor is ingelogd en heeft een bestelling geselecteerd.</text:p>
          </table:table-cell>
        </table:table-row>
        <table:table-row>
          <table:table-cell table:style-name="Table4.A2" office:value-type="string">
            <text:p text:style-name="P1">Postconditie: De status van de bestelling is veranderd </text:p>
            <text:p text:style-name="P1"/>
            <text:p text:style-name="P1">Success 1: De bestelling is succesvol van status veranderd. </text:p>
            <text:p text:style-name="P1"/>
            <text:p text:style-name="P1">Failure 1:De status van een bestelling is niet veranderd</text:p>
          </table:table-cell>
        </table:table-row>
        <table:table-row>
          <table:table-cell table:style-name="Table4.A2" office:value-type="string">
            <text:p text:style-name="P6">Main Flow:</text:p>
            <text:list xml:id="list275350563556699758" text:style-name="L3">
              <text:list-item>
                <text:p text:style-name="P8">Actor selecteert een bestelling.</text:p>
              </text:list-item>
              <text:list-item>
                <text:p text:style-name="P8">Actor selecteert een nieuwe status voor de bestelling.</text:p>
              </text:list-item>
              <text:list-item>
                <text:p text:style-name="P8">Actor drukt op de knop wijzigen.</text:p>
              </text:list-item>
              <text:list-item>
                <text:p text:style-name="P8">Systeem geeft aan dat de status is gewijzigd.</text:p>
              </text:list-item>
              <text:list-item>
                <text:p text:style-name="P8">Use Case Eindigt : (Postconditie: Succes 1)</text:p>
              </text:list-item>
            </text:list>
          </table:table-cell>
        </table:table-row>
        <text:soft-page-break/>
        <table:table-row>
          <table:table-cell table:style-name="Table4.A2" office:value-type="string">
            <text:p text:style-name="P6">Alternatieve Flows:</text:p>
            <text:p text:style-name="P6">Actor drukt op de knop en krijgt geen resultaten te zien Na MF 3 (Failure 1)</text:p>
            <text:p text:style-name="P6">Annuleren(Overal)</text:p>
            <text:p text:style-name="P6">Use Case eindigt (Overal)</text:p>
          </table:table-cell>
        </table:table-row>
      </table:table>
      <text:p text:style-name="P5"/>
      <text:p text:style-name="P5"/>
      <table:table table:name="Table3" table:style-name="Table3">
        <table:table-column table:style-name="Table3.A"/>
        <table:table-row>
          <table:table-cell table:style-name="Table3.A1" office:value-type="string">
            <text:p text:style-name="P1">Naam Use case: <text:s/>Producten verwijderen</text:p>
          </table:table-cell>
        </table:table-row>
        <table:table-row>
          <table:table-cell table:style-name="Table3.A2" office:value-type="string">
            <text:p text:style-name="P1">ID: UC 20</text:p>
          </table:table-cell>
        </table:table-row>
        <table:table-row>
          <table:table-cell table:style-name="Table3.A2" office:value-type="string">
            <text:p text:style-name="P1">Samenvatting: Beheerder verwijderd een product uit de lijst van producten.</text:p>
          </table:table-cell>
        </table:table-row>
        <table:table-row>
          <table:table-cell table:style-name="Table3.A2" office:value-type="string">
            <text:p text:style-name="P1">Requirement: 20 <text:span text:style-name="T2">Als beheerder wil ik producten kunnen verwijderen zodat de niet meer leverbare / niet goed lopende producten niet meer besteld kunnen worden.</text:span></text:p>
          </table:table-cell>
        </table:table-row>
        <table:table-row>
          <table:table-cell table:style-name="Table3.A2" office:value-type="string">
            <text:p text:style-name="P1">Primaire Actoren: Beheerder</text:p>
          </table:table-cell>
        </table:table-row>
        <table:table-row>
          <table:table-cell table:style-name="Table3.A2" office:value-type="string">
            <text:p text:style-name="P1">Secundaire Actoren: N.V.T</text:p>
          </table:table-cell>
        </table:table-row>
        <table:table-row>
          <table:table-cell table:style-name="Table3.A2" office:value-type="string">
            <text:p text:style-name="P1">Precondities: Beheerder is succesvol ingelogd en zit op de producten beheer pagina.</text:p>
          </table:table-cell>
        </table:table-row>
        <table:table-row>
          <table:table-cell table:style-name="Table3.A2" office:value-type="string">
            <text:p text:style-name="P1">Postconditie: Het product is succesvol verwijderd uit de lijst van producten.</text:p>
            <text:p text:style-name="P2"/>
            <text:p text:style-name="P2">Success 1: Het product is succesvol uit de lijst verwijderd.</text:p>
            <text:p text:style-name="P2"/>
            <text:p text:style-name="P2">Success 2: Actor geeft aan het product niet te willen verwijderen en het product wordt niet verwijderd.</text:p>
            <text:p text:style-name="P1"/>
            <text:p text:style-name="P1">Failure 1: Het product is niet uit de lijst verwijderd terwijl de actor wel op verwijder product heeft gedrukt.</text:p>
          </table:table-cell>
        </table:table-row>
        <table:table-row>
          <table:table-cell table:style-name="Table3.A2" office:value-type="string">
            <text:p text:style-name="P6">Main Flow:</text:p>
            <text:list xml:id="list3691353406327012458" text:style-name="L4">
              <text:list-item>
                <text:p text:style-name="P9">Actor selecteert een product.</text:p>
              </text:list-item>
              <text:list-item>
                <text:p text:style-name="P9">Actor drukt op de knop: Verwijderen product</text:p>
              </text:list-item>
              <text:list-item>
                <text:p text:style-name="P9">Systeem geeft een waarschuwing: “Weet u zeker dat u dit product wilt verwijderen?”</text:p>
                <text:p text:style-name="P9"/>
              </text:list-item>
              <text:list-item>
                <text:p text:style-name="P9">Indien ja:</text:p>
              </text:list-item>
              <text:list-item>
                <text:p text:style-name="P9">Systeem sluit de pop-up</text:p>
              </text:list-item>
              <text:list-item>
                <text:p text:style-name="P9">Product wordt verwijderd uit de lijst</text:p>
              </text:list-item>
              <text:list-item>
                <text:p text:style-name="P9">Use Case Eindigt : (Postconditie: Succes 1)</text:p>
              </text:list-item>
            </text:list>
            <text:p text:style-name="P6"/>
            <text:p text:style-name="P6"><text:s text:c="6"/>5.2 Indien nee:</text:p>
            <text:p text:style-name="P6"><text:s text:c="6"/>6.2Pop-up sluit.</text:p>
            <text:p text:style-name="P6"><text:s text:c="6"/>7.2 Product wordt niet uit de lijst verwijderd.</text:p>
            <text:p text:style-name="P6"><text:s text:c="6"/>8.2 Use Case Eindigt : (Postconditie: Succes 2)</text:p>
          </table:table-cell>
        </table:table-row>
        <table:table-row>
          <table:table-cell table:style-name="Table3.A2" office:value-type="string">
            <text:p text:style-name="P6">Alternatieve Flows: </text:p>
            <text:p text:style-name="P6"><text:soft-page-break/>Actor drukt op de knop en krijgt geen resultaten te zien Na MF 4 (Failure 1)</text:p>
            <text:p text:style-name="P6">Annuleren(Overal)</text:p>
            <text:p text:style-name="P6">Use Case eindigt (Overal)</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9M36S</meta:editing-duration>
    <meta:editing-cycles>90</meta:editing-cycles>
    <meta:generator>OpenOffice/4.1.1$Win32 OpenOffice.org_project/411m6$Build-9775</meta:generator>
    <dc:date>2016-01-03T15:41:07</dc:date>
    <meta:document-statistic meta:table-count="4" meta:image-count="0" meta:object-count="0" meta:page-count="4" meta:paragraph-count="88" meta:word-count="666" meta:character-count="4155"/>
    <meta:user-defined meta:name="Info 1"/>
    <meta:user-defined meta:name="Info 2"/>
    <meta:user-defined meta:name="Info 3"/>
    <meta:user-defined meta:name="Info 4"/>
  </office:meta>
</office:document-meta>
</file>